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presentation="urn:oasis:names:tc:opendocument:xmlns:presentation:1.0" xmlns:svg="urn:oasis:names:tc:opendocument:xmlns:svg-compatible:1.0" xmlns:manifest="urn:oasis:names:tc:opendocument:xmlns:manifest:1.0" xmlns:chart="urn:oasis:names:tc:opendocument:xmlns:chart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presentation="urn:oasis:names:tc:opendocument:xmlns:presentation:1.0" xmlns:svg="urn:oasis:names:tc:opendocument:xmlns:svg-compatible:1.0" xmlns:manifest="urn:oasis:names:tc:opendocument:xmlns:manifest:1.0" xmlns:chart="urn:oasis:names:tc:opendocument:xmlns:chart:1.0" xmlns:table="urn:oasis:names:tc:opendocument:xmlns:table:1.0" office:version="1.2">
  <office:automatic-styles>
    <style:style style:name="TitleStyle" style:family="presentation" style:display-name="TitleStyle">
      <style:text-properties fo:font-size="44pt" fo:font-weight="bold" fo:color="#1a5276"/>
      <style:paragraph-properties fo:text-align="center"/>
    </style:style>
    <style:style style:name="SubtitleStyle" style:family="presentation" style:display-name="SubtitleStyle">
      <style:text-properties fo:font-size="28pt" fo:color="#2e86ab"/>
      <style:paragraph-properties fo:text-align="center"/>
    </style:style>
    <style:style style:name="ContentStyle" style:family="presentation" style:display-name="ContentStyle">
      <style:text-properties fo:font-size="24pt" fo:color="#2c3e50"/>
    </style:style>
    <style:style style:name="SmallStyle" style:family="presentation" style:display-name="SmallStyle">
      <style:text-properties fo:font-size="18pt" fo:color="#34495e"/>
    </style:style>
    <style:style style:name="CodeStyle" style:family="presentation" style:display-name="CodeStyle">
      <style:text-properties fo:font-size="16pt" fo:font-family="Monospace" fo:color="#27ae60"/>
    </style:style>
    <style:style style:name="HeaderStyle" style:family="presentation" style:display-name="HeaderStyle">
      <style:text-properties fo:font-size="32pt" fo:font-weight="bold" fo:color="#e74c3c"/>
    </style:style>
  </office:automatic-styles>
  <office:body>
    <office:presentation>
      <draw:page draw:style-name="Default" draw:master-page-name="Default">
        <draw:frame presentation:style-name="TitleStyle" svg:width="26cm" svg:height="3cm" svg:x="1cm" svg:y="1cm">
          <draw:text-box>
            <text:p text:style-name="TitleStyle">Quadrature Encoder Interface</text:p>
          </draw:text-box>
        </draw:frame>
        <draw:frame presentation:style-name="ContentStyle" svg:width="26cm" svg:height="15cm" svg:x="1cm" svg:y="4cm">
          <draw:text-box>
            <text:p text:style-name="SmallStyle"/>
            <text:p text:style-name="SmallStyle">STM32F103 Bare-Metal Implementation</text:p>
            <text:p text:style-name="SmallStyle"/>
            <text:p text:style-name="SmallStyle">Direct Register Access</text:p>
            <text:p text:style-name="SmallStyle">No CMSIS | No HAL</text:p>
            <text:p text:style-name="SmallStyle"/>
            <text:p text:style-name="SmallStyle">Using TIM2 Hardware Encoder Mode</text:p>
          </draw:text-box>
        </draw:frame>
      </draw:page>
      <draw:page draw:style-name="Default" draw:master-page-name="Default">
        <draw:frame presentation:style-name="HeaderStyle" svg:width="26cm" svg:height="2.5cm" svg:x="1cm" svg:y="0.5cm">
          <draw:text-box>
            <text:p text:style-name="HeaderStyle">What is a Quadrature Encoder?</text:p>
          </draw:text-box>
        </draw:frame>
        <draw:frame presentation:style-name="ContentStyle" svg:width="26cm" svg:height="15cm" svg:x="1cm" svg:y="3.5cm">
          <draw:text-box>
            <text:p text:style-name="SubtitleStyle">Definition</text:p>
            <text:p text:style-name="ContentStyle">• A rotary encoder that outputs two signals (A and B) 90° out of phase</text:p>
            <text:p text:style-name="ContentStyle">• Used for measuring: Position, Speed, Direction</text:p>
            <text:p text:style-name="SmallStyle"/>
            <text:p text:style-name="SubtitleStyle">Key Features</text:p>
            <text:p text:style-name="ContentStyle">• Two output channels: A and B</text:p>
            <text:p text:style-name="ContentStyle">• 90° phase difference allows direction detection</text:p>
            <text:p text:style-name="ContentStyle">• Hardware decoding available in STM32 timers</text:p>
            <text:p text:style-name="SmallStyle"/>
            <text:p text:style-name="SubtitleStyle">Applications</text:p>
            <text:p text:style-name="ContentStyle">• Motor position feedback</text:p>
            <text:p text:style-name="ContentStyle">• Robotic joints</text:p>
            <text:p text:style-name="ContentStyle">• CNC machines</text:p>
            <text:p text:style-name="ContentStyle">• Volume knobs</text:p>
          </draw:text-box>
        </draw:frame>
      </draw:page>
      <draw:page draw:style-name="Default" draw:master-page-name="Default">
        <draw:frame presentation:style-name="HeaderStyle" svg:width="26cm" svg:height="2.5cm" svg:x="1cm" svg:y="0.5cm">
          <draw:text-box>
            <text:p text:style-name="HeaderStyle">Understanding Quadrature Signals</text:p>
          </draw:text-box>
        </draw:frame>
        <draw:frame presentation:style-name="ContentStyle" svg:width="26cm" svg:height="15cm" svg:x="1cm" svg:y="3.5cm">
          <draw:text-box>
            <text:p text:style-name="SubtitleStyle">Signal Pattern</text:p>
            <text:p text:style-name="SmallStyle"/>
            <text:p text:style-name="SmallStyle">  Channel A: ___/‾‾‾\___/‾‾‾\___/‾‾‾\___</text:p>
            <text:p text:style-name="SmallStyle">  Channel B: _/‾‾‾\___/‾‾‾\___/‾‾‾\___/‾</text:p>
            <text:p text:style-name="SmallStyle"/>
            <text:p text:style-name="SubtitleStyle">Direction Detection</text:p>
            <text:p text:style-name="ContentStyle">• Clockwise:        A leads B (A rises before B)</text:p>
            <text:p text:style-name="ContentStyle">• Counter-clockwise: B leads A (B rises before A)</text:p>
            <text:p text:style-name="SmallStyle"/>
            <text:p text:style-name="SubtitleStyle">Resolution</text:p>
            <text:p text:style-name="ContentStyle">• 1x mode: Count on A rising edge only</text:p>
            <text:p text:style-name="ContentStyle">• 2x mode: Count on A rising and falling</text:p>
            <text:p text:style-name="ContentStyle">• 4x mode: Count on both A and B edges (highest resolution)</text:p>
          </draw:text-box>
        </draw:frame>
      </draw:page>
      <draw:page draw:style-name="Default" draw:master-page-name="Default">
        <draw:frame presentation:style-name="HeaderStyle" svg:width="26cm" svg:height="2.5cm" svg:x="1cm" svg:y="0.5cm">
          <draw:text-box>
            <text:p text:style-name="HeaderStyle">STM32 Timer Encoder Mode</text:p>
          </draw:text-box>
        </draw:frame>
        <draw:frame presentation:style-name="ContentStyle" svg:width="26cm" svg:height="15cm" svg:x="1cm" svg:y="3.5cm">
          <draw:text-box>
            <text:p text:style-name="SubtitleStyle">Hardware Features</text:p>
            <text:p text:style-name="ContentStyle">• TIM2, TIM3, TIM4 support encoder interface</text:p>
            <text:p text:style-name="ContentStyle">• Automatic counting (no software intervention)</text:p>
            <text:p text:style-name="ContentStyle">• Direction handled by hardware</text:p>
            <text:p text:style-name="ContentStyle">• 16-bit or 32-bit counter (TIM2 is 32-bit)</text:p>
            <text:p text:style-name="SmallStyle"/>
            <text:p text:style-name="SubtitleStyle">Encoder Mode Selection (SMCR register)</text:p>
            <text:p text:style-name="ContentStyle">• Mode 1 (SMS=001): Count on TI1 edges only</text:p>
            <text:p text:style-name="ContentStyle">• Mode 2 (SMS=010): Count on TI2 edges only</text:p>
            <text:p text:style-name="ContentStyle">• Mode 3 (SMS=011): Count on both TI1 and TI2 edges</text:p>
            <text:p text:style-name="SmallStyle"/>
            <text:p text:style-name="SubtitleStyle">Pin Mapping</text:p>
            <text:p text:style-name="ContentStyle">• TIM2_CH1 → PA0 (Encoder A)</text:p>
            <text:p text:style-name="ContentStyle">• TIM2_CH2 → PA1 (Encoder B)</text:p>
          </draw:text-box>
        </draw:frame>
      </draw:page>
      <draw:page draw:style-name="Default" draw:master-page-name="Default">
        <draw:frame presentation:style-name="HeaderStyle" svg:width="26cm" svg:height="2.5cm" svg:x="1cm" svg:y="0.5cm">
          <draw:text-box>
            <text:p text:style-name="HeaderStyle">Key Registers for Encoder Mode</text:p>
          </draw:text-box>
        </draw:frame>
        <draw:frame presentation:style-name="ContentStyle" svg:width="26cm" svg:height="15cm" svg:x="1cm" svg:y="3.5cm">
          <draw:text-box>
            <text:p text:style-name="SubtitleStyle">RCC (Clock Control)</text:p>
            <text:p text:style-name="ContentStyle">• APB1ENR: Enable TIM2 clock</text:p>
            <text:p text:style-name="ContentStyle">• APB2ENR: Enable GPIOA clock</text:p>
            <text:p text:style-name="SmallStyle"/>
            <text:p text:style-name="SubtitleStyle">GPIO Configuration</text:p>
            <text:p text:style-name="ContentStyle">• GPIOA_CRL: Configure PA0, PA1 as inputs</text:p>
            <text:p text:style-name="SmallStyle"/>
            <text:p text:style-name="SubtitleStyle">Timer Registers</text:p>
            <text:p text:style-name="ContentStyle">• TIM2_CR1:   Control (enable/disable)</text:p>
            <text:p text:style-name="ContentStyle">• TIM2_SMCR:  Slave mode (encoder mode selection)</text:p>
            <text:p text:style-name="ContentStyle">• TIM2_CCMR1: Capture/compare (input mapping)</text:p>
            <text:p text:style-name="ContentStyle">• TIM2_CCER:  Enable channels</text:p>
            <text:p text:style-name="ContentStyle">• TIM2_ARR:   Auto-reload (counter max)</text:p>
            <text:p text:style-name="ContentStyle">• TIM2_CNT:   Counter value (encoder position!)</text:p>
          </draw:text-box>
        </draw:frame>
      </draw:page>
      <draw:page draw:style-name="Default" draw:master-page-name="Default">
        <draw:frame presentation:style-name="HeaderStyle" svg:width="26cm" svg:height="2.5cm" svg:x="1cm" svg:y="0.5cm">
          <draw:text-box>
            <text:p text:style-name="HeaderStyle">Step 1: Enable Peripheral Clocks</text:p>
          </draw:text-box>
        </draw:frame>
        <draw:frame presentation:style-name="ContentStyle" svg:width="26cm" svg:height="15cm" svg:x="1cm" svg:y="3.5cm">
          <draw:text-box>
            <text:p text:style-name="SubtitleStyle">RCC_APB1ENR Register (0x4002101C)</text:p>
            <text:p text:style-name="SmallStyle"/>
            <text:p text:style-name="CodeStyle">RCC-&gt;APB1ENR |= (1 &lt;&lt; 0);  // Bit 0 = TIM2EN</text:p>
            <text:p text:style-name="SmallStyle"/>
            <text:p text:style-name="ContentStyle">• Enables TIM2 peripheral clock</text:p>
            <text:p text:style-name="ContentStyle">• Without this, timer registers won't respond</text:p>
            <text:p text:style-name="SmallStyle"/>
            <text:p text:style-name="SubtitleStyle">RCC_APB2ENR Register (0x40021018)</text:p>
            <text:p text:style-name="SmallStyle"/>
            <text:p text:style-name="CodeStyle">RCC-&gt;APB2ENR |= (1 &lt;&lt; 2);  // Bit 2 = IOPAEN</text:p>
            <text:p text:style-name="SmallStyle"/>
            <text:p text:style-name="ContentStyle">• Enables GPIOA clock</text:p>
            <text:p text:style-name="ContentStyle">• Required for PA0 and PA1 to function</text:p>
          </draw:text-box>
        </draw:frame>
      </draw:page>
      <draw:page draw:style-name="Default" draw:master-page-name="Default">
        <draw:frame presentation:style-name="HeaderStyle" svg:width="26cm" svg:height="2.5cm" svg:x="1cm" svg:y="0.5cm">
          <draw:text-box>
            <text:p text:style-name="HeaderStyle">Step 2: Configure GPIO Pins</text:p>
          </draw:text-box>
        </draw:frame>
        <draw:frame presentation:style-name="ContentStyle" svg:width="26cm" svg:height="15cm" svg:x="1cm" svg:y="3.5cm">
          <draw:text-box>
            <text:p text:style-name="SubtitleStyle">GPIOA_CRL Register (0x40010800)</text:p>
            <text:p text:style-name="SmallStyle"/>
            <text:p text:style-name="ContentStyle">• PA0 [bits 3:0]: CNF=01 (floating), MODE=00 (input)</text:p>
            <text:p text:style-name="ContentStyle">• PA1 [bits 7:4]: CNF=01 (floating), MODE=00 (input)</text:p>
            <text:p text:style-name="SmallStyle"/>
            <text:p text:style-name="CodeStyle">GPIOA-&gt;CRL = 0x00000044;</text:p>
            <text:p text:style-name="SmallStyle"/>
            <text:p text:style-name="SubtitleStyle">GPIO Mode/CNF Bits</text:p>
            <text:p text:style-name="ContentStyle">• MODE = 00: Input mode</text:p>
            <text:p text:style-name="ContentStyle">• CNF = 01: Floating input (default for timer)</text:p>
            <text:p text:style-name="ContentStyle">• CNF = 10: Input with pull-up/pull-down</text:p>
            <text:p text:style-name="SmallStyle"/>
            <text:p text:style-name="SubtitleStyle">Alternative: Input with Pull-up</text:p>
            <text:p text:style-name="CodeStyle">GPIOA-&gt;CRL = 0x00000088;  // CNF=10</text:p>
            <text:p text:style-name="CodeStyle">GPIOA-&gt;ODR |= 0x03;       // Enable pull-ups</text:p>
          </draw:text-box>
        </draw:frame>
      </draw:page>
      <draw:page draw:style-name="Default" draw:master-page-name="Default">
        <draw:frame presentation:style-name="HeaderStyle" svg:width="26cm" svg:height="2.5cm" svg:x="1cm" svg:y="0.5cm">
          <draw:text-box>
            <text:p text:style-name="HeaderStyle">Step 3: Set Encoder Mode (SMCR)</text:p>
          </draw:text-box>
        </draw:frame>
        <draw:frame presentation:style-name="ContentStyle" svg:width="26cm" svg:height="15cm" svg:x="1cm" svg:y="3.5cm">
          <draw:text-box>
            <text:p text:style-name="SubtitleStyle">TIM2_SMCR Register (0x40000008)</text:p>
            <text:p text:style-name="SmallStyle"/>
            <text:p text:style-name="ContentStyle">• SMS[2:0] bits select slave mode</text:p>
            <text:p text:style-name="SmallStyle"/>
            <text:p text:style-name="SubtitleStyle">Encoder Mode Values</text:p>
            <text:p text:style-name="ContentStyle">• SMS = 001: Encoder mode 1 (TI1 edges)</text:p>
            <text:p text:style-name="ContentStyle">• SMS = 010: Encoder mode 2 (TI2 edges)</text:p>
            <text:p text:style-name="ContentStyle">• SMS = 011: Encoder mode 3 (both edges) ← Best!</text:p>
            <text:p text:style-name="SmallStyle"/>
            <text:p text:style-name="CodeStyle">TIM2-&gt;SMCR = (TIM2-&gt;SMCR &amp; ~0x07) | 0x03;</text:p>
            <text:p text:style-name="SmallStyle"/>
            <text:p text:style-name="SubtitleStyle">Why Mode 3?</text:p>
            <text:p text:style-name="ContentStyle">• Counts on all edges → 4x resolution</text:p>
            <text:p text:style-name="ContentStyle">• Example: 100 PPR encoder → 400 counts/rev</text:p>
          </draw:text-box>
        </draw:frame>
      </draw:page>
      <draw:page draw:style-name="Default" draw:master-page-name="Default">
        <draw:frame presentation:style-name="HeaderStyle" svg:width="26cm" svg:height="2.5cm" svg:x="1cm" svg:y="0.5cm">
          <draw:text-box>
            <text:p text:style-name="HeaderStyle">Step 4: Map Input Channels (CCMR1)</text:p>
          </draw:text-box>
        </draw:frame>
        <draw:frame presentation:style-name="ContentStyle" svg:width="26cm" svg:height="15cm" svg:x="1cm" svg:y="3.5cm">
          <draw:text-box>
            <text:p text:style-name="SubtitleStyle">TIM2_CCMR1 Register (0x40000018)</text:p>
            <text:p text:style-name="SmallStyle"/>
            <text:p text:style-name="ContentStyle">• CC1S[1:0]: Channel 1 input selection</text:p>
            <text:p text:style-name="ContentStyle">• CC2S[1:0]: Channel 2 input selection</text:p>
            <text:p text:style-name="SmallStyle"/>
            <text:p text:style-name="SubtitleStyle">Configuration</text:p>
            <text:p text:style-name="ContentStyle">• CC1S = 01: IC1 mapped on TI1 (PA0)</text:p>
            <text:p text:style-name="ContentStyle">• CC2S = 01: IC2 mapped on TI2 (PA1)</text:p>
            <text:p text:style-name="SmallStyle"/>
            <text:p text:style-name="CodeStyle">TIM2-&gt;CCMR1 = 0x0101;</text:p>
            <text:p text:style-name="SmallStyle"/>
            <text:p text:style-name="SubtitleStyle">Optional: Input Filter (IC1F, IC2F)</text:p>
            <text:p text:style-name="ContentStyle">• Bits [7:4] for IC1, Bits [15:12] for IC2</text:p>
            <text:p text:style-name="ContentStyle">• Higher value = more filtering (debouncing)</text:p>
            <text:p text:style-name="CodeStyle">TIM2-&gt;CCMR1 = 0x3131;  // Filter N=3</text:p>
          </draw:text-box>
        </draw:frame>
      </draw:page>
      <draw:page draw:style-name="Default" draw:master-page-name="Default">
        <draw:frame presentation:style-name="HeaderStyle" svg:width="26cm" svg:height="2.5cm" svg:x="1cm" svg:y="0.5cm">
          <draw:text-box>
            <text:p text:style-name="HeaderStyle">Step 5: Enable Channels (CCER)</text:p>
          </draw:text-box>
        </draw:frame>
        <draw:frame presentation:style-name="ContentStyle" svg:width="26cm" svg:height="15cm" svg:x="1cm" svg:y="3.5cm">
          <draw:text-box>
            <text:p text:style-name="SubtitleStyle">TIM2_CCER Register (0x40000020)</text:p>
            <text:p text:style-name="SmallStyle"/>
            <text:p text:style-name="ContentStyle">• CC1E: Enable channel 1 capture</text:p>
            <text:p text:style-name="ContentStyle">• CC2E: Enable channel 2 capture</text:p>
            <text:p text:style-name="ContentStyle">• CC1P/CC2P: Polarity (0=non-inverted, 1=inverted)</text:p>
            <text:p text:style-name="SmallStyle"/>
            <text:p text:style-name="SubtitleStyle">Configuration</text:p>
            <text:p text:style-name="SmallStyle"/>
            <text:p text:style-name="CodeStyle">TIM2-&gt;CCER = 0x0011;  // CC1E=1, CC2E=1</text:p>
            <text:p text:style-name="SmallStyle"/>
            <text:p text:style-name="SubtitleStyle">Inverting Direction</text:p>
            <text:p text:style-name="ContentStyle">• If encoder counts wrong direction:</text:p>
            <text:p text:style-name="CodeStyle">TIM2-&gt;CCER = 0x0013;  // Invert CC1 polarity</text:p>
            <text:p text:style-name="SmallStyle"/>
            <text:p text:style-name="ContentStyle">• Or swap A/B wires physically</text:p>
          </draw:text-box>
        </draw:frame>
      </draw:page>
      <draw:page draw:style-name="Default" draw:master-page-name="Default">
        <draw:frame presentation:style-name="HeaderStyle" svg:width="26cm" svg:height="2.5cm" svg:x="1cm" svg:y="0.5cm">
          <draw:text-box>
            <text:p text:style-name="HeaderStyle">Step 6: Configure Counter Range</text:p>
          </draw:text-box>
        </draw:frame>
        <draw:frame presentation:style-name="ContentStyle" svg:width="26cm" svg:height="15cm" svg:x="1cm" svg:y="3.5cm">
          <draw:text-box>
            <text:p text:style-name="SubtitleStyle">TIM2_ARR Register (0x4000002C)</text:p>
            <text:p text:style-name="SmallStyle"/>
            <text:p text:style-name="ContentStyle">• Sets maximum counter value</text:p>
            <text:p text:style-name="ContentStyle">• Counter wraps around at ARR value</text:p>
            <text:p text:style-name="ContentStyle">• TIM2 is 32-bit capable!</text:p>
            <text:p text:style-name="SmallStyle"/>
            <text:p text:style-name="CodeStyle">TIM2-&gt;ARR = 0xFFFFFFFF;  // Full 32-bit range</text:p>
            <text:p text:style-name="SmallStyle"/>
            <text:p text:style-name="SubtitleStyle">TIM2_PSC Register (0x40000028)</text:p>
            <text:p text:style-name="ContentStyle">• Prescaler (usually 0 for encoders)</text:p>
            <text:p text:style-name="SmallStyle"/>
            <text:p text:style-name="CodeStyle">TIM2-&gt;PSC = 0;  // No prescaling</text:p>
            <text:p text:style-name="SmallStyle"/>
            <text:p text:style-name="SubtitleStyle">TIM2_CNT Register (0x40000024)</text:p>
            <text:p text:style-name="ContentStyle">• This is where you READ the encoder position!</text:p>
            <text:p text:style-name="CodeStyle">int32_t position = TIM2-&gt;CNT;</text:p>
          </draw:text-box>
        </draw:frame>
      </draw:page>
      <draw:page draw:style-name="Default" draw:master-page-name="Default">
        <draw:frame presentation:style-name="HeaderStyle" svg:width="26cm" svg:height="2.5cm" svg:x="1cm" svg:y="0.5cm">
          <draw:text-box>
            <text:p text:style-name="HeaderStyle">Step 7: Enable the Timer</text:p>
          </draw:text-box>
        </draw:frame>
        <draw:frame presentation:style-name="ContentStyle" svg:width="26cm" svg:height="15cm" svg:x="1cm" svg:y="3.5cm">
          <draw:text-box>
            <text:p text:style-name="SubtitleStyle">TIM2_CR1 Register (0x40000000)</text:p>
            <text:p text:style-name="SmallStyle"/>
            <text:p text:style-name="ContentStyle">• CEN (bit 0): Counter enable</text:p>
            <text:p text:style-name="ContentStyle">• Other bits usually left at default</text:p>
            <text:p text:style-name="SmallStyle"/>
            <text:p text:style-name="SubtitleStyle">Enable Counter</text:p>
            <text:p text:style-name="SmallStyle"/>
            <text:p text:style-name="CodeStyle">TIM2-&gt;CR1 |= 0x01;  // Set CEN bit</text:p>
            <text:p text:style-name="SmallStyle"/>
            <text:p text:style-name="SubtitleStyle">That's it!</text:p>
            <text:p text:style-name="ContentStyle">• Timer now counts automatically</text:p>
            <text:p text:style-name="ContentStyle">• No interrupts needed</text:p>
            <text:p text:style-name="ContentStyle">• Just read TIM2-&gt;CNT when you need position</text:p>
            <text:p text:style-name="SmallStyle"/>
            <text:p text:style-name="SubtitleStyle">Reset Counter</text:p>
            <text:p text:style-name="CodeStyle">TIM2-&gt;CNT = 0;  // Reset to zero</text:p>
          </draw:text-box>
        </draw:frame>
      </draw:page>
      <draw:page draw:style-name="Default" draw:master-page-name="Default">
        <draw:frame presentation:style-name="HeaderStyle" svg:width="26cm" svg:height="2.5cm" svg:x="1cm" svg:y="0.5cm">
          <draw:text-box>
            <text:p text:style-name="HeaderStyle">Complete Initialization Code</text:p>
          </draw:text-box>
        </draw:frame>
        <draw:frame presentation:style-name="ContentStyle" svg:width="26cm" svg:height="15cm" svg:x="1cm" svg:y="3.5cm">
          <draw:text-box>
            <text:p text:style-name="CodeStyle">// 1. Enable clocks</text:p>
            <text:p text:style-name="CodeStyle">RCC-&gt;APB1ENR |= (1 &lt;&lt; 0);   // TIM2</text:p>
            <text:p text:style-name="CodeStyle">RCC-&gt;APB2ENR |= (1 &lt;&lt; 2);   // GPIOA</text:p>
            <text:p text:style-name="SmallStyle"/>
            <text:p text:style-name="CodeStyle">// 2. Configure GPIO (PA0, PA1 floating input)</text:p>
            <text:p text:style-name="CodeStyle">GPIOA-&gt;CRL = 0x00000044;</text:p>
            <text:p text:style-name="SmallStyle"/>
            <text:p text:style-name="CodeStyle">// 3. Encoder mode 3 (both edges)</text:p>
            <text:p text:style-name="CodeStyle">TIM2-&gt;SMCR = 0x0003;</text:p>
            <text:p text:style-name="SmallStyle"/>
            <text:p text:style-name="CodeStyle">// 4. Map TI1 and TI2</text:p>
            <text:p text:style-name="CodeStyle">TIM2-&gt;CCMR1 = 0x0101;</text:p>
            <text:p text:style-name="SmallStyle"/>
            <text:p text:style-name="CodeStyle">// 5. Enable channels</text:p>
            <text:p text:style-name="CodeStyle">TIM2-&gt;CCER = 0x0011;</text:p>
            <text:p text:style-name="SmallStyle"/>
            <text:p text:style-name="CodeStyle">// 6. Full 32-bit range</text:p>
            <text:p text:style-name="CodeStyle">TIM2-&gt;ARR = 0xFFFFFFFF;</text:p>
            <text:p text:style-name="SmallStyle"/>
            <text:p text:style-name="CodeStyle">// 7. Enable timer</text:p>
            <text:p text:style-name="CodeStyle">TIM2-&gt;CR1 = 0x0001;</text:p>
          </draw:text-box>
        </draw:frame>
      </draw:page>
      <draw:page draw:style-name="Default" draw:master-page-name="Default">
        <draw:frame presentation:style-name="HeaderStyle" svg:width="26cm" svg:height="2.5cm" svg:x="1cm" svg:y="0.5cm">
          <draw:text-box>
            <text:p text:style-name="HeaderStyle">Reading the Encoder Position</text:p>
          </draw:text-box>
        </draw:frame>
        <draw:frame presentation:style-name="ContentStyle" svg:width="26cm" svg:height="15cm" svg:x="1cm" svg:y="3.5cm">
          <draw:text-box>
            <text:p text:style-name="SubtitleStyle">Get Current Count</text:p>
            <text:p text:style-name="SmallStyle"/>
            <text:p text:style-name="CodeStyle">int32_t Encoder_GetCount(void) {</text:p>
            <text:p text:style-name="CodeStyle">return (int32_t)TIM2-&gt;CNT;</text:p>
            <text:p text:style-name="CodeStyle">}</text:p>
            <text:p text:style-name="SmallStyle"/>
            <text:p text:style-name="SubtitleStyle">Reset to Zero</text:p>
            <text:p text:style-name="SmallStyle"/>
            <text:p text:style-name="CodeStyle">void Encoder_Reset(void) {</text:p>
            <text:p text:style-name="CodeStyle">TIM2-&gt;CNT = 0;</text:p>
            <text:p text:style-name="CodeStyle">}</text:p>
            <text:p text:style-name="SmallStyle"/>
            <text:p text:style-name="SubtitleStyle">Calculate Velocity (optional)</text:p>
            <text:p text:style-name="SmallStyle"/>
            <text:p text:style-name="CodeStyle">// In a timer interrupt (every 10ms):</text:p>
            <text:p text:style-name="CodeStyle">int32_t delta = TIM2-&gt;CNT - last_count;</text:p>
            <text:p text:style-name="CodeStyle">float rpm = delta * 6000.0 / (PPR * 4);</text:p>
            <text:p text:style-name="CodeStyle">last_count = TIM2-&gt;CNT;</text:p>
          </draw:text-box>
        </draw:frame>
      </draw:page>
      <draw:page draw:style-name="Default" draw:master-page-name="Default">
        <draw:frame presentation:style-name="HeaderStyle" svg:width="26cm" svg:height="2.5cm" svg:x="1cm" svg:y="0.5cm">
          <draw:text-box>
            <text:p text:style-name="HeaderStyle">Hardware Wiring Diagram</text:p>
          </draw:text-box>
        </draw:frame>
        <draw:frame presentation:style-name="ContentStyle" svg:width="26cm" svg:height="15cm" svg:x="1cm" svg:y="3.5cm">
          <draw:text-box>
            <text:p text:style-name="SubtitleStyle">Connections</text:p>
            <text:p text:style-name="SmallStyle"/>
            <text:p text:style-name="SmallStyle">  Encoder          STM32F103C8T6</text:p>
            <text:p text:style-name="SmallStyle">  --------         -------------</text:p>
            <text:p text:style-name="SmallStyle">    A    ────────►  PA0 (TIM2_CH1)</text:p>
            <text:p text:style-name="SmallStyle">    B    ────────►  PA1 (TIM2_CH2)</text:p>
            <text:p text:style-name="SmallStyle">   GND   ────────►  GND</text:p>
            <text:p text:style-name="SmallStyle">   VCC   ────────►  3.3V or 5V</text:p>
            <text:p text:style-name="SmallStyle"/>
            <text:p text:style-name="SubtitleStyle">Notes</text:p>
            <text:p text:style-name="ContentStyle">• Most encoders have internal pull-ups</text:p>
            <text:p text:style-name="ContentStyle">• Add 10kΩ external pull-ups if needed</text:p>
            <text:p text:style-name="ContentStyle">• Check encoder voltage compatibility</text:p>
            <text:p text:style-name="ContentStyle">• Some encoders have index (Z) output for homing</text:p>
          </draw:text-box>
        </draw:frame>
      </draw:page>
      <draw:page draw:style-name="Default" draw:master-page-name="Default">
        <draw:frame presentation:style-name="HeaderStyle" svg:width="26cm" svg:height="2.5cm" svg:x="1cm" svg:y="0.5cm">
          <draw:text-box>
            <text:p text:style-name="HeaderStyle">Summary</text:p>
          </draw:text-box>
        </draw:frame>
        <draw:frame presentation:style-name="ContentStyle" svg:width="26cm" svg:height="15cm" svg:x="1cm" svg:y="3.5cm">
          <draw:text-box>
            <text:p text:style-name="SubtitleStyle">Key Points</text:p>
            <text:p text:style-name="ContentStyle">• STM32 has hardware encoder interface</text:p>
            <text:p text:style-name="ContentStyle">• TIM2/3/4 support encoder mode</text:p>
            <text:p text:style-name="ContentStyle">• Just 7 register writes to configure</text:p>
            <text:p text:style-name="ContentStyle">• Counter updates automatically - no CPU load!</text:p>
            <text:p text:style-name="SmallStyle"/>
            <text:p text:style-name="SubtitleStyle">Register Sequence</text:p>
            <text:p text:style-name="SmallStyle">1. RCC→APB1ENR: Enable TIM2 clock</text:p>
            <text:p text:style-name="SmallStyle">2. RCC→APB2ENR: Enable GPIOA clock</text:p>
            <text:p text:style-name="SmallStyle">3. GPIOA→CRL: Configure PA0, PA1 as inputs</text:p>
            <text:p text:style-name="SmallStyle">4. TIM2→SMCR: Set encoder mode 3</text:p>
            <text:p text:style-name="SmallStyle">5. TIM2→CCMR1: Map inputs</text:p>
            <text:p text:style-name="SmallStyle">6. TIM2→CCER: Enable channels</text:p>
            <text:p text:style-name="SmallStyle">7. TIM2→ARR: Set counter range</text:p>
            <text:p text:style-name="SmallStyle">8. TIM2→CR1: Enable timer</text:p>
            <text:p text:style-name="SmallStyle"/>
            <text:p text:style-name="SubtitleStyle">Read Position: TIM2→CNT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presentation="urn:oasis:names:tc:opendocument:xmlns:presentation:1.0" xmlns:svg="urn:oasis:names:tc:opendocument:xmlns:svg-compatible:1.0" xmlns:manifest="urn:oasis:names:tc:opendocument:xmlns:manifest:1.0" office:version="1.2">
  <office:styles/>
  <office:automatic-styles>
    <style:page-layout style:name="MyLayout">
      <style:page-layout-properties fo:margin="0cm" fo:page-width="28cm" fo:page-height="21cm" style:print-orientation="landscape"/>
    </style:page-layout>
  </office:automatic-styles>
  <office:master-styles>
    <style:master-page style:name="Default" style:page-layout-name="MyLayout" style:display-name="Default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presentation="urn:oasis:names:tc:opendocument:xmlns:presentation:1.0" xmlns:svg="urn:oasis:names:tc:opendocument:xmlns:svg-compatible:1.0" xmlns:manifest="urn:oasis:names:tc:opendocument:xmlns:manifest:1.0" xmlns:chart="urn:oasis:names:tc:opendocument:xmlns:chart:1.0" xmlns:table="urn:oasis:names:tc:opendocument:xmlns:table:1.0" office:version="1.2">
  <office:meta>
    <meta:generator>ODFPY/1.4.1</meta:generator>
  </office:meta>
</office:document-meta>
</file>